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9" style:family="table">
      <style:table-properties style:width="6.6924in" table:align="margins"/>
    </style:style>
    <style:style style:name="Таблица9.A" style:family="table-column">
      <style:table-column-properties style:column-width="1.2257in" style:rel-column-width="12002*"/>
    </style:style>
    <style:style style:name="Таблица9.B" style:family="table-column">
      <style:table-column-properties style:column-width="5.4667in" style:rel-column-width="53533*"/>
    </style:style>
    <style:style style:name="Таблица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9.B1" style:family="table-cell">
      <style:table-cell-properties fo:padding="0.0382in" fo:border="0.0007in solid #000000"/>
    </style:style>
    <style:style style:name="Таблица9.A2" style:family="table-cell">
      <style:table-cell-properties fo:padding="0.0382in" fo:border-left="0.0007in solid #000000" fo:border-right="none" fo:border-top="none" fo:border-bottom="0.0007in solid #000000"/>
    </style:style>
    <style:style style:name="Таблица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0" style:family="table">
      <style:table-properties style:width="6.6924in" table:align="margins"/>
    </style:style>
    <style:style style:name="Таблица10.A" style:family="table-column">
      <style:table-column-properties style:column-width="1.2257in" style:rel-column-width="12002*"/>
    </style:style>
    <style:style style:name="Таблица10.B" style:family="table-column">
      <style:table-column-properties style:column-width="5.4667in" style:rel-column-width="53533*"/>
    </style:style>
    <style:style style:name="Таблица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0.B1" style:family="table-cell">
      <style:table-cell-properties fo:padding="0.0382in" fo:border="0.0007in solid #000000"/>
    </style:style>
    <style:style style:name="Таблица10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1" style:family="table">
      <style:table-properties style:width="6.6924in" table:align="margins"/>
    </style:style>
    <style:style style:name="Таблица11.A" style:family="table-column">
      <style:table-column-properties style:column-width="1.2257in" style:rel-column-width="12002*"/>
    </style:style>
    <style:style style:name="Таблица11.B" style:family="table-column">
      <style:table-column-properties style:column-width="5.4667in" style:rel-column-width="53533*"/>
    </style:style>
    <style:style style:name="Таблица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1.B1" style:family="table-cell">
      <style:table-cell-properties fo:padding="0.0382in" fo:border="0.0007in solid #000000"/>
    </style:style>
    <style:style style:name="Таблица1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2" style:family="table">
      <style:table-properties style:width="6.6924in" table:align="margins"/>
    </style:style>
    <style:style style:name="Таблица12.A" style:family="table-column">
      <style:table-column-properties style:column-width="1.2257in" style:rel-column-width="12002*"/>
    </style:style>
    <style:style style:name="Таблица12.B" style:family="table-column">
      <style:table-column-properties style:column-width="5.4667in" style:rel-column-width="53533*"/>
    </style:style>
    <style:style style:name="Таблица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2.B1" style:family="table-cell">
      <style:table-cell-properties fo:padding="0.0382in" fo:border="0.0007in solid #000000"/>
    </style:style>
    <style:style style:name="Таблица1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3" style:family="table">
      <style:table-properties style:width="6.6924in" table:align="margins"/>
    </style:style>
    <style:style style:name="Таблица13.A" style:family="table-column">
      <style:table-column-properties style:column-width="1.2257in" style:rel-column-width="12002*"/>
    </style:style>
    <style:style style:name="Таблица13.B" style:family="table-column">
      <style:table-column-properties style:column-width="5.4667in" style:rel-column-width="53533*"/>
    </style:style>
    <style:style style:name="Таблица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3.B1" style:family="table-cell">
      <style:table-cell-properties fo:padding="0.0382in" fo:border="0.0007in solid #000000"/>
    </style:style>
    <style:style style:name="Таблица1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4" style:family="table">
      <style:table-properties style:width="6.6924in" table:align="margins"/>
    </style:style>
    <style:style style:name="Таблица14.A" style:family="table-column">
      <style:table-column-properties style:column-width="1.2257in" style:rel-column-width="12002*"/>
    </style:style>
    <style:style style:name="Таблица14.B" style:family="table-column">
      <style:table-column-properties style:column-width="5.4667in" style:rel-column-width="53533*"/>
    </style:style>
    <style:style style:name="Таблица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4.B1" style:family="table-cell">
      <style:table-cell-properties fo:padding="0.0382in" fo:border="0.0007in solid #000000"/>
    </style:style>
    <style:style style:name="Таблица1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5" style:family="table">
      <style:table-properties style:width="6.6924in" table:align="margins"/>
    </style:style>
    <style:style style:name="Таблица15.A" style:family="table-column">
      <style:table-column-properties style:column-width="1.2257in" style:rel-column-width="12002*"/>
    </style:style>
    <style:style style:name="Таблица15.B" style:family="table-column">
      <style:table-column-properties style:column-width="5.4667in" style:rel-column-width="53533*"/>
    </style:style>
    <style:style style:name="Таблица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5.B1" style:family="table-cell">
      <style:table-cell-properties fo:padding="0.0382in" fo:border="0.0007in solid #000000"/>
    </style:style>
    <style:style style:name="Таблица1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6" style:family="table">
      <style:table-properties style:width="6.6924in" table:align="margins"/>
    </style:style>
    <style:style style:name="Таблица16.A" style:family="table-column">
      <style:table-column-properties style:column-width="1.2257in" style:rel-column-width="12002*"/>
    </style:style>
    <style:style style:name="Таблица16.B" style:family="table-column">
      <style:table-column-properties style:column-width="5.4667in" style:rel-column-width="53533*"/>
    </style:style>
    <style:style style:name="Таблица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6.B1" style:family="table-cell">
      <style:table-cell-properties fo:padding="0.0382in" fo:border="0.0007in solid #000000"/>
    </style:style>
    <style:style style:name="Таблица1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0" style:family="table">
      <style:table-properties style:width="6.6924in" table:align="margins"/>
    </style:style>
    <style:style style:name="Таблица20.A" style:family="table-column">
      <style:table-column-properties style:column-width="1.2257in" style:rel-column-width="12002*"/>
    </style:style>
    <style:style style:name="Таблица20.B" style:family="table-column">
      <style:table-column-properties style:column-width="5.4667in" style:rel-column-width="53533*"/>
    </style:style>
    <style:style style:name="Таблица2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0.B1" style:family="table-cell">
      <style:table-cell-properties fo:padding="0.0382in" fo:border="0.0007in solid #000000"/>
    </style:style>
    <style:style style:name="Таблица20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1" style:family="table">
      <style:table-properties style:width="6.6924in" table:align="margins"/>
    </style:style>
    <style:style style:name="Таблица21.A" style:family="table-column">
      <style:table-column-properties style:column-width="1.2257in" style:rel-column-width="12002*"/>
    </style:style>
    <style:style style:name="Таблица21.B" style:family="table-column">
      <style:table-column-properties style:column-width="5.4667in" style:rel-column-width="53533*"/>
    </style:style>
    <style:style style:name="Таблица2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1.B1" style:family="table-cell">
      <style:table-cell-properties fo:padding="0.0382in" fo:border="0.0007in solid #000000"/>
    </style:style>
    <style:style style:name="Таблица2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7" style:family="table">
      <style:table-properties style:width="6.6924in" table:align="margins"/>
    </style:style>
    <style:style style:name="Таблица17.A" style:family="table-column">
      <style:table-column-properties style:column-width="1.2257in" style:rel-column-width="12002*"/>
    </style:style>
    <style:style style:name="Таблица17.B" style:family="table-column">
      <style:table-column-properties style:column-width="5.4667in" style:rel-column-width="53533*"/>
    </style:style>
    <style:style style:name="Таблица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7.B1" style:family="table-cell">
      <style:table-cell-properties fo:padding="0.0382in" fo:border="0.0007in solid #000000"/>
    </style:style>
    <style:style style:name="Таблица1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8" style:family="table">
      <style:table-properties style:width="6.6924in" table:align="margins"/>
    </style:style>
    <style:style style:name="Таблица18.A" style:family="table-column">
      <style:table-column-properties style:column-width="1.2257in" style:rel-column-width="12002*"/>
    </style:style>
    <style:style style:name="Таблица18.B" style:family="table-column">
      <style:table-column-properties style:column-width="5.4667in" style:rel-column-width="53533*"/>
    </style:style>
    <style:style style:name="Таблица1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8.B1" style:family="table-cell">
      <style:table-cell-properties fo:padding="0.0382in" fo:border="0.0007in solid #000000"/>
    </style:style>
    <style:style style:name="Таблица18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9" style:family="table">
      <style:table-properties style:width="6.6924in" table:align="margins"/>
    </style:style>
    <style:style style:name="Таблица19.A" style:family="table-column">
      <style:table-column-properties style:column-width="1.2257in" style:rel-column-width="12002*"/>
    </style:style>
    <style:style style:name="Таблица19.B" style:family="table-column">
      <style:table-column-properties style:column-width="5.4667in" style:rel-column-width="53533*"/>
    </style:style>
    <style:style style:name="Таблица1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9.B1" style:family="table-cell">
      <style:table-cell-properties fo:padding="0.0382in" fo:border="0.0007in solid #000000"/>
    </style:style>
    <style:style style:name="Таблица19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2" style:family="table">
      <style:table-properties style:width="6.6924in" table:align="margins"/>
    </style:style>
    <style:style style:name="Таблица22.A" style:family="table-column">
      <style:table-column-properties style:column-width="1.2257in" style:rel-column-width="12002*"/>
    </style:style>
    <style:style style:name="Таблица22.B" style:family="table-column">
      <style:table-column-properties style:column-width="5.4667in" style:rel-column-width="53533*"/>
    </style:style>
    <style:style style:name="Таблица2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2.B1" style:family="table-cell">
      <style:table-cell-properties fo:padding="0.0382in" fo:border="0.0007in solid #000000"/>
    </style:style>
    <style:style style:name="Таблица2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6924in" table:align="margins"/>
    </style:style>
    <style:style style:name="Таблица3.A" style:family="table-column">
      <style:table-column-properties style:column-width="1.2257in" style:rel-column-width="12002*"/>
    </style:style>
    <style:style style:name="Таблица3.B" style:family="table-column">
      <style:table-column-properties style:column-width="5.4667in" style:rel-column-width="53533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3" style:family="table">
      <style:table-properties style:width="6.6924in" table:align="margins"/>
    </style:style>
    <style:style style:name="Таблица23.A" style:family="table-column">
      <style:table-column-properties style:column-width="1.2257in" style:rel-column-width="12002*"/>
    </style:style>
    <style:style style:name="Таблица23.B" style:family="table-column">
      <style:table-column-properties style:column-width="5.4667in" style:rel-column-width="53533*"/>
    </style:style>
    <style:style style:name="Таблица2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3.B1" style:family="table-cell">
      <style:table-cell-properties fo:padding="0.0382in" fo:border="0.0007in solid #000000"/>
    </style:style>
    <style:style style:name="Таблица2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6.6924in" table:align="margins"/>
    </style:style>
    <style:style style:name="Таблица5.A" style:family="table-column">
      <style:table-column-properties style:column-width="1.2257in" style:rel-column-width="12002*"/>
    </style:style>
    <style:style style:name="Таблица5.B" style:family="table-column">
      <style:table-column-properties style:column-width="5.4667in" style:rel-column-width="53533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 style:data-style-name="N0">
      <style:table-cell-properties fo:padding="0.0382in" fo:border="0.0007in solid #000000"/>
    </style:style>
    <style:style style:name="Таблица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" style:family="table">
      <style:table-properties style:width="6.6924in" table:align="margins"/>
    </style:style>
    <style:style style:name="Таблица6.A" style:family="table-column">
      <style:table-column-properties style:column-width="1.2257in" style:rel-column-width="12002*"/>
    </style:style>
    <style:style style:name="Таблица6.B" style:family="table-column">
      <style:table-column-properties style:column-width="5.4667in" style:rel-column-width="53533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B1" style:family="table-cell" style:data-style-name="N0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7" style:family="table">
      <style:table-properties style:width="6.6924in" table:align="margins"/>
    </style:style>
    <style:style style:name="Таблица7.A" style:family="table-column">
      <style:table-column-properties style:column-width="1.2257in" style:rel-column-width="12002*"/>
    </style:style>
    <style:style style:name="Таблица7.B" style:family="table-column">
      <style:table-column-properties style:column-width="5.4667in" style:rel-column-width="53533*"/>
    </style:style>
    <style:style style:name="Таблица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7.B1" style:family="table-cell" style:data-style-name="N0">
      <style:table-cell-properties fo:padding="0.0382in" fo:border="0.0007in solid #000000"/>
    </style:style>
    <style:style style:name="Таблица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8" style:family="table">
      <style:table-properties style:width="6.6924in" table:align="margins"/>
    </style:style>
    <style:style style:name="Таблица8.A" style:family="table-column">
      <style:table-column-properties style:column-width="1.2257in" style:rel-column-width="12002*"/>
    </style:style>
    <style:style style:name="Таблица8.B" style:family="table-column">
      <style:table-column-properties style:column-width="5.4667in" style:rel-column-width="53533*"/>
    </style:style>
    <style:style style:name="Таблица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8.B1" style:family="table-cell" style:data-style-name="N0">
      <style:table-cell-properties fo:padding="0.0382in" fo:border="0.0007in solid #000000"/>
    </style:style>
    <style:style style:name="Таблица8.A2" style:family="table-cell">
      <style:table-cell-properties fo:padding="0.0382in" fo:border-left="0.0007in solid #000000" fo:border-right="none" fo:border-top="none" fo:border-bottom="0.0007in solid #000000"/>
    </style:style>
    <style:style style:name="Таблица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text-properties fo:language="en" fo:country="US" fo:font-weight="bold" style:font-weight-asian="bold" style:font-weight-complex="bold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Table_20_Contents">
      <style:text-properties fo:language="ru" fo:country="RU" fo:background-color="transparent"/>
    </style:style>
    <style:style style:name="P6" style:family="paragraph" style:parent-style-name="Table_20_Contents">
      <style:text-properties fo:language="ru" fo:country="RU" style:language-asian="zxx" style:country-asian="none" style:language-complex="zxx" style:country-complex="none"/>
    </style:style>
    <style:style style:name="P7" style:family="paragraph" style:parent-style-name="Table_20_Contents">
      <style:text-properties fo:language="ru" fo:country="RU" fo:font-weight="bold" style:font-weight-asian="bold" style:font-weight-complex="bold"/>
    </style:style>
    <style:style style:name="P8" style:family="paragraph" style:parent-style-name="Table_20_Contents">
      <style:text-properties fo:language="en" fo:country="US"/>
    </style:style>
    <style:style style:name="P9" style:family="paragraph" style:parent-style-name="Table_20_Contents">
      <style:text-properties fo:language="ru" fo:country="RU" style:language-asian="zxx" style:country-asian="none" style:language-complex="zxx" style:country-complex="none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style:language-asian="zxx" style:country-asian="none" style:language-complex="zxx" style:country-complex="non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иск кандидатов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Scenario </text:p>
          </table:table-cell>
          <table:table-cell table:style-name="Таблица2.B1" office:value-type="string">
            <text:p text:style-name="P3"><text:s/><text:span text:style-name="T1">1</text:span></text:p>
          </table:table-cell>
        </table:table-row>
        <table:table-row>
          <table:table-cell table:style-name="Таблица2.A2" office:value-type="string">
            <text:p text:style-name="P3">Name</text:p>
          </table:table-cell>
          <table:table-cell table:style-name="Таблица2.B2" office:value-type="string">
            <text:p text:style-name="P3">Search candidates in the inner base (candidate exist)</text:p>
          </table:table-cell>
        </table:table-row>
        <table:table-row>
          <table:table-cell table:style-name="Таблица2.A2" office:value-type="string">
            <text:p text:style-name="P2"><text:span text:style-name="T2">Given</text:span> </text:p>
          </table:table-cell>
          <table:table-cell table:style-name="Таблица2.B2" office:value-type="string">
            <text:p text:style-name="P5">Я на странице «<text:span text:style-name="T3">Candidates</text:span>»</text:p>
            <text:p text:style-name="P5">Во внутренней базе существует кандидат</text:p>
          </table:table-cell>
        </table:table-row>
        <table:table-row>
          <table:table-cell table:style-name="Таблица2.A2" office:value-type="string">
            <text:p text:style-name="P3">When</text:p>
          </table:table-cell>
          <table:table-cell table:style-name="Таблица2.B2" office:value-type="string">
            <text:p text:style-name="P4">Я выбираю внутреннюю базу кандидатов в списке источников </text:p>
            <text:p text:style-name="P4">И ввожу название технологии или позицию в поле <text:span text:style-name="T3">«Technology or position»</text:span></text:p>
            <text:p text:style-name="P4">И ввожу имя и фамилию кандидата в поле <text:span text:style-name="T3">«Full name»</text:span></text:p>
            <text:p text:style-name="P4">И выбираю город в выпадающем списке <text:span text:style-name="T3">«Location»</text:span></text:p>
            <text:p text:style-name="P6">И выбираю направление в выпадающем списке «Industry»</text:p>
            <text:p text:style-name="P4">И выбираю пол кандидата </text:p>
            <text:p text:style-name="P4">И ввожу корректные нижнюю и верхнюю границы возраста кандидатов (нижняя граница <text:span text:style-name="T3">&lt; </text:span>верхняя граница)</text:p>
            <text:p text:style-name="P4">И ввожу опыт кандидата</text:p>
            <text:p text:style-name="P4">И ввожу зарплату</text:p>
            <text:p text:style-name="P4">И выбираю язык кандидата в выпадающем списке <text:span text:style-name="T3">«Languages»</text:span></text:p>
            <text:p text:style-name="P4">И нажимаю кнопку <text:span text:style-name="T3">«Search»</text:span></text:p>
          </table:table-cell>
        </table:table-row>
        <table:table-row>
          <table:table-cell table:style-name="Таблица2.A2" office:value-type="string">
            <text:p text:style-name="P3">Then </text:p>
          </table:table-cell>
          <table:table-cell table:style-name="Таблица2.B2" office:value-type="string">
            <text:p text:style-name="P4">В таблице отображаются только кандидаты, соответствующие параметрам </text:p>
          </table:table-cell>
        </table:table-row>
      </table:table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Scenario </text:p>
          </table:table-cell>
          <table:table-cell table:style-name="Таблица1.B1" office:value-type="string">
            <text:p text:style-name="P3"><text:s/><text:span text:style-name="T1">1.1</text:span></text:p>
          </table:table-cell>
        </table:table-row>
        <table:table-row>
          <table:table-cell table:style-name="Таблица1.A2" office:value-type="string">
            <text:p text:style-name="P3">Name</text:p>
          </table:table-cell>
          <table:table-cell table:style-name="Таблица1.B2" office:value-type="string">
            <text:p text:style-name="P3">Search candidates in the inner base (candidates don't exist)</text:p>
          </table:table-cell>
        </table:table-row>
        <table:table-row>
          <table:table-cell table:style-name="Таблица1.A2" office:value-type="string">
            <text:p text:style-name="P2"><text:span text:style-name="T2">Given</text:span> </text:p>
          </table:table-cell>
          <table:table-cell table:style-name="Таблица1.B2" office:value-type="string">
            <text:p text:style-name="P5">Я на странице «<text:span text:style-name="T3">Candidates</text:span>»</text:p>
            <text:p text:style-name="P5">Во внутренней базе существуют кандидаты </text:p>
          </table:table-cell>
        </table:table-row>
        <table:table-row>
          <table:table-cell table:style-name="Таблица1.A2" office:value-type="string">
            <text:p text:style-name="P3">When</text:p>
          </table:table-cell>
          <table:table-cell table:style-name="Таблица1.B2" office:value-type="string">
            <text:p text:style-name="P4">Я выбираю внутреннюю базу кандидатов в списке источников </text:p>
            <text:p text:style-name="P4">И ввожу название технологии или позицию кандидата в поле <text:span text:style-name="T3">«Technology or position»</text:span></text:p>
            <text:p text:style-name="P4">И ввожу имя и фамилию пользователя, не существующего в базе кандидатов, в поле <text:span text:style-name="T3">«Full name»</text:span></text:p>
            <text:p text:style-name="P4">И выбираю город в выпадающем списке <text:span text:style-name="T3">«Location»</text:span></text:p>
            <text:p text:style-name="P6">И выбираю направление в выпадающем списке «Industry»</text:p>
            <text:p text:style-name="P4">И выбираю пол кандидата </text:p>
            <text:p text:style-name="P4">И ввожу нижнюю и верхнюю границы возраста кандидатов</text:p>
            <text:p text:style-name="P4">И ввожу опыт, с которым существуют кандидаты в базе </text:p>
            <text:p text:style-name="P4">И ввожу зарплату, с которой существуют кандидаты в базе</text:p>
            <text:p text:style-name="P4">И выбираю язык кандидата в выпадающем списке <text:span text:style-name="T3">«Languages»</text:span></text:p>
            <text:p text:style-name="P6">И нажимаю на кнопку «<text:span text:style-name="T3">Search</text:span>»</text:p>
          </table:table-cell>
        </table:table-row>
        <table:table-row>
          <table:table-cell table:style-name="Таблица1.A2" office:value-type="string">
            <text:p text:style-name="P3">Then </text:p>
          </table:table-cell>
          <table:table-cell table:style-name="Таблица1.B2" office:value-type="string">
            <text:p text:style-name="P4">В таблице не отображаются кандидаты</text:p>
          </table:table-cell>
        </table:table-row>
      </table:table>
      <text:p text:style-name="Standard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3">Scenario </text:p>
          </table:table-cell>
          <table:table-cell table:style-name="Таблица9.B1" office:value-type="string">
            <text:p text:style-name="P3"><text:s/><text:span text:style-name="T1">1.2</text:span></text:p>
          </table:table-cell>
        </table:table-row>
        <table:table-row>
          <table:table-cell table:style-name="Таблица9.A2" office:value-type="string">
            <text:p text:style-name="P3">Name</text:p>
          </table:table-cell>
          <table:table-cell table:style-name="Таблица9.B2" office:value-type="string">
            <text:p text:style-name="P3">Search candidates in the inner base: technology field (candidate exists)</text:p>
          </table:table-cell>
        </table:table-row>
        <table:table-row>
          <table:table-cell table:style-name="Таблица9.A2" office:value-type="string">
            <text:p text:style-name="P2"><text:span text:style-name="T2">Given</text:span> </text:p>
          </table:table-cell>
          <table:table-cell table:style-name="Таблица9.B2" office:value-type="string">
            <text:p text:style-name="P5">Я на странице «<text:span text:style-name="T3">Candidates</text:span>»</text:p>
            <text:p text:style-name="P5">Во внутренней базе существуют кандидаты</text:p>
          </table:table-cell>
        </table:table-row>
        <table:table-row>
          <table:table-cell table:style-name="Таблица9.A2" office:value-type="string">
            <text:p text:style-name="P3">When</text:p>
          </table:table-cell>
          <table:table-cell table:style-name="Таблица9.B2" office:value-type="string">
            <text:p text:style-name="P4">Я выбираю внутреннюю базу кандидатов в списке источников </text:p>
            <text:p text:style-name="P4">И ввожу название технологии или позицию, кандидаты с которыми существуют в базе, в поле <text:span text:style-name="T3">«Technology or position»</text:span></text:p>
          </table:table-cell>
        </table:table-row>
        <table:table-row>
          <table:table-cell table:style-name="Таблица9.A2" office:value-type="string">
            <text:p text:style-name="P3">Then </text:p>
          </table:table-cell>
          <table:table-cell table:style-name="Таблица9.B2" office:value-type="string">
            <text:p text:style-name="P4">В таблице отображаются только кандидаты, соответствующие введенному <text:soft-page-break/>параметру <text:span text:style-name="T3">«Technology or position»</text:span></text:p>
          </table:table-cell>
        </table:table-row>
      </table:table>
      <text:p text:style-name="Standard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3">Scenario </text:p>
          </table:table-cell>
          <table:table-cell table:style-name="Таблица10.B1" office:value-type="string">
            <text:p text:style-name="P3"><text:s/><text:span text:style-name="T1">1.</text:span>3</text:p>
          </table:table-cell>
        </table:table-row>
        <table:table-row>
          <table:table-cell table:style-name="Таблица10.A2" office:value-type="string">
            <text:p text:style-name="P3">Name</text:p>
          </table:table-cell>
          <table:table-cell table:style-name="Таблица10.B2" office:value-type="string">
            <text:p text:style-name="P3">Search candidates in the inner base: full name field (candidates exist)</text:p>
          </table:table-cell>
        </table:table-row>
        <table:table-row>
          <table:table-cell table:style-name="Таблица10.A2" office:value-type="string">
            <text:p text:style-name="P2"><text:span text:style-name="T2">Given</text:span> </text:p>
          </table:table-cell>
          <table:table-cell table:style-name="Таблица10.B2" office:value-type="string">
            <text:p text:style-name="P5">Я на странице «<text:span text:style-name="T3">Candidates</text:span>»</text:p>
            <text:p text:style-name="P5">Во внутренней базе существуют кандидаты</text:p>
          </table:table-cell>
        </table:table-row>
        <table:table-row>
          <table:table-cell table:style-name="Таблица10.A2" office:value-type="string">
            <text:p text:style-name="P3">When</text:p>
          </table:table-cell>
          <table:table-cell table:style-name="Таблица10.B2" office:value-type="string">
            <text:p text:style-name="P4">Я выбираю внутреннюю базу кандидатов в списке источников </text:p>
            <text:p text:style-name="P4">И ввожу в поле <text:span text:style-name="T3">«Full name» </text:span>имя существующего в базе кандидата</text:p>
            <text:p text:style-name="P4">И нажимаю кнопку <text:span text:style-name="T3">«Search»</text:span></text:p>
          </table:table-cell>
        </table:table-row>
        <table:table-row>
          <table:table-cell table:style-name="Таблица10.A2" office:value-type="string">
            <text:p text:style-name="P3">Then </text:p>
          </table:table-cell>
          <table:table-cell table:style-name="Таблица10.B2" office:value-type="string">
            <text:p text:style-name="P4">В таблице отображаются только кандидаты, соответствующие введенному параметру <text:span text:style-name="T3">«Full name»</text:span></text:p>
          </table:table-cell>
        </table:table-row>
      </table:table>
      <text:p text:style-name="Standard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3">Scenario </text:p>
          </table:table-cell>
          <table:table-cell table:style-name="Таблица11.B1" office:value-type="string">
            <text:p text:style-name="P3"><text:s/><text:span text:style-name="T1">1.</text:span>4</text:p>
          </table:table-cell>
        </table:table-row>
        <table:table-row>
          <table:table-cell table:style-name="Таблица11.A2" office:value-type="string">
            <text:p text:style-name="P3">Name</text:p>
          </table:table-cell>
          <table:table-cell table:style-name="Таблица11.B2" office:value-type="string">
            <text:p text:style-name="P3">Search candidates in the inner base: location field (candidates exist)</text:p>
          </table:table-cell>
        </table:table-row>
        <table:table-row>
          <table:table-cell table:style-name="Таблица11.A2" office:value-type="string">
            <text:p text:style-name="P2"><text:span text:style-name="T2">Given</text:span> </text:p>
          </table:table-cell>
          <table:table-cell table:style-name="Таблица11.B2" office:value-type="string">
            <text:p text:style-name="P5">Я на странице «<text:span text:style-name="T3">Candidates</text:span>»</text:p>
            <text:p text:style-name="P5">Во внутренней базе существуют кандидаты</text:p>
          </table:table-cell>
        </table:table-row>
        <table:table-row>
          <table:table-cell table:style-name="Таблица11.A2" office:value-type="string">
            <text:p text:style-name="P3">When</text:p>
          </table:table-cell>
          <table:table-cell table:style-name="Таблица11.B2" office:value-type="string">
            <text:p text:style-name="P4">Я выбираю внутреннюю базу кандидатов в списке источников </text:p>
            <text:p text:style-name="P4">И выбираю город в выпадающем списке <text:span text:style-name="T3">«Location»</text:span></text:p>
            <text:p text:style-name="P2">И нажимаю <text:span text:style-name="T1">на</text:span> кнопку «Search»</text:p>
          </table:table-cell>
        </table:table-row>
        <table:table-row>
          <table:table-cell table:style-name="Таблица11.A2" office:value-type="string">
            <text:p text:style-name="P3">Then </text:p>
          </table:table-cell>
          <table:table-cell table:style-name="Таблица11.B2" office:value-type="string">
            <text:p text:style-name="P4">В таблице отображаются только кандидаты, соответствующие введенному параметру <text:span text:style-name="T3">«Location»</text:span></text:p>
          </table:table-cell>
        </table:table-row>
      </table:table>
      <text:p text:style-name="Standard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3">Scenario </text:p>
          </table:table-cell>
          <table:table-cell table:style-name="Таблица12.B1" office:value-type="string">
            <text:p text:style-name="P3"><text:s/><text:span text:style-name="T1">1.</text:span>5</text:p>
          </table:table-cell>
        </table:table-row>
        <table:table-row>
          <table:table-cell table:style-name="Таблица12.A2" office:value-type="string">
            <text:p text:style-name="P3">Name</text:p>
          </table:table-cell>
          <table:table-cell table:style-name="Таблица12.B2" office:value-type="string">
            <text:p text:style-name="P3">Search candidates in the inner base: industry field (candidates exist)</text:p>
          </table:table-cell>
        </table:table-row>
        <table:table-row>
          <table:table-cell table:style-name="Таблица12.A2" office:value-type="string">
            <text:p text:style-name="P2"><text:span text:style-name="T2">Given</text:span> </text:p>
          </table:table-cell>
          <table:table-cell table:style-name="Таблица12.B2" office:value-type="string">
            <text:p text:style-name="P5">Я на странице «<text:span text:style-name="T3">Candidates</text:span>»</text:p>
            <text:p text:style-name="P5">Во внутренней базе существуют кандидаты</text:p>
          </table:table-cell>
        </table:table-row>
        <table:table-row>
          <table:table-cell table:style-name="Таблица12.A2" office:value-type="string">
            <text:p text:style-name="P3">When</text:p>
          </table:table-cell>
          <table:table-cell table:style-name="Таблица12.B2" office:value-type="string">
            <text:p text:style-name="P4">Я выбираю внутреннюю базу кандидатов в списке источников </text:p>
            <text:p text:style-name="P4">И выбираю направление в выпадающем списке <text:span text:style-name="T3">«Industry»</text:span></text:p>
            <text:p text:style-name="P2">И нажимаю <text:span text:style-name="T1">на</text:span> кнопку «Search»</text:p>
          </table:table-cell>
        </table:table-row>
        <table:table-row>
          <table:table-cell table:style-name="Таблица12.A2" office:value-type="string">
            <text:p text:style-name="P3">Then </text:p>
          </table:table-cell>
          <table:table-cell table:style-name="Таблица12.B2" office:value-type="string">
            <text:p text:style-name="P4">В таблице отображаются только кандидаты, соответствующие введенному параметру <text:span text:style-name="T3">«Industry»</text:span></text:p>
          </table:table-cell>
        </table:table-row>
      </table:table>
      <text:p text:style-name="Standard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3">Scenario </text:p>
          </table:table-cell>
          <table:table-cell table:style-name="Таблица13.B1" office:value-type="string">
            <text:p text:style-name="P3"><text:s/><text:span text:style-name="T1">1.</text:span>6</text:p>
          </table:table-cell>
        </table:table-row>
        <table:table-row>
          <table:table-cell table:style-name="Таблица13.A2" office:value-type="string">
            <text:p text:style-name="P3">Name</text:p>
          </table:table-cell>
          <table:table-cell table:style-name="Таблица13.B2" office:value-type="string">
            <text:p text:style-name="P3">Search candidates in the inner base: male (candidates exist)</text:p>
          </table:table-cell>
        </table:table-row>
        <table:table-row>
          <table:table-cell table:style-name="Таблица13.A2" office:value-type="string">
            <text:p text:style-name="P2"><text:span text:style-name="T2">Given</text:span> </text:p>
          </table:table-cell>
          <table:table-cell table:style-name="Таблица13.B2" office:value-type="string">
            <text:p text:style-name="P5">Я на странице «<text:span text:style-name="T3">Candidates</text:span>»</text:p>
            <text:p text:style-name="P5">Во внутренней базе существуют кандидаты</text:p>
          </table:table-cell>
        </table:table-row>
        <table:table-row>
          <table:table-cell table:style-name="Таблица13.A2" office:value-type="string">
            <text:p text:style-name="P3">When</text:p>
          </table:table-cell>
          <table:table-cell table:style-name="Таблица13.B2" office:value-type="string">
            <text:p text:style-name="P4">Я выбираю внутреннюю базу кандидатов в списке источников </text:p>
            <text:p text:style-name="P4">И выбираю пол кандидата <text:span text:style-name="T3">«Male»</text:span></text:p>
            <text:p text:style-name="P2">И нажимаю <text:span text:style-name="T1">на</text:span> кнопку «Search»</text:p>
          </table:table-cell>
        </table:table-row>
        <table:table-row>
          <table:table-cell table:style-name="Таблица13.A2" office:value-type="string">
            <text:p text:style-name="P3">Then </text:p>
          </table:table-cell>
          <table:table-cell table:style-name="Таблица13.B2" office:value-type="string">
            <text:p text:style-name="P4">В таблице отображаются только кандидаты<text:span text:style-name="T3">-</text:span>мужчины</text:p>
          </table:table-cell>
        </table:table-row>
      </table:table>
      <text:p text:style-name="Standard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">Scenario </text:p>
          </table:table-cell>
          <table:table-cell table:style-name="Таблица14.B1" office:value-type="string">
            <text:p text:style-name="P3"><text:s/><text:span text:style-name="T1">1.7</text:span></text:p>
          </table:table-cell>
        </table:table-row>
        <table:table-row>
          <table:table-cell table:style-name="Таблица14.A2" office:value-type="string">
            <text:p text:style-name="P3">Name</text:p>
          </table:table-cell>
          <table:table-cell table:style-name="Таблица14.B2" office:value-type="string">
            <text:p text:style-name="P3">Search candidates in the inner base: female (candidates exist)</text:p>
          </table:table-cell>
        </table:table-row>
        <text:soft-page-break/>
        <table:table-row>
          <table:table-cell table:style-name="Таблица14.A2" office:value-type="string">
            <text:p text:style-name="P2"><text:span text:style-name="T2">Given</text:span> </text:p>
          </table:table-cell>
          <table:table-cell table:style-name="Таблица14.B2" office:value-type="string">
            <text:p text:style-name="P5">Я на странице «<text:span text:style-name="T3">Candidates</text:span>»</text:p>
            <text:p text:style-name="P5">Во внутренней базе существуют кандидаты</text:p>
          </table:table-cell>
        </table:table-row>
        <table:table-row>
          <table:table-cell table:style-name="Таблица14.A2" office:value-type="string">
            <text:p text:style-name="P3">When</text:p>
          </table:table-cell>
          <table:table-cell table:style-name="Таблица14.B2" office:value-type="string">
            <text:p text:style-name="P4">Я выбираю внутреннюю базу кандидатов в списке источников </text:p>
            <text:p text:style-name="P4">И выбираю пол кандидата <text:span text:style-name="T3">«Female»</text:span></text:p>
            <text:p text:style-name="P2">И нажимаю <text:span text:style-name="T1">на</text:span> кнопку «Search»</text:p>
          </table:table-cell>
        </table:table-row>
        <table:table-row>
          <table:table-cell table:style-name="Таблица14.A2" office:value-type="string">
            <text:p text:style-name="P3">Then </text:p>
          </table:table-cell>
          <table:table-cell table:style-name="Таблица14.B2" office:value-type="string">
            <text:p text:style-name="P4">В таблице отображаются только кандидаты<text:span text:style-name="T3">-ж</text:span>енщины</text:p>
          </table:table-cell>
        </table:table-row>
      </table:table>
      <text:p text:style-name="Standard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">Scenario </text:p>
          </table:table-cell>
          <table:table-cell table:style-name="Таблица15.B1" office:value-type="string">
            <text:p text:style-name="P3"><text:s/><text:span text:style-name="T1">1.8.1</text:span></text:p>
          </table:table-cell>
        </table:table-row>
        <table:table-row>
          <table:table-cell table:style-name="Таблица15.A2" office:value-type="string">
            <text:p text:style-name="P3">Name</text:p>
          </table:table-cell>
          <table:table-cell table:style-name="Таблица15.B2" office:value-type="string">
            <text:p text:style-name="P3">Search candidates in the inner base: age from &lt; to (candidates exist)</text:p>
          </table:table-cell>
        </table:table-row>
        <table:table-row>
          <table:table-cell table:style-name="Таблица15.A2" office:value-type="string">
            <text:p text:style-name="P2"><text:span text:style-name="T2">Given</text:span> </text:p>
          </table:table-cell>
          <table:table-cell table:style-name="Таблица15.B2" office:value-type="string">
            <text:p text:style-name="P5">Я на странице «<text:span text:style-name="T3">Candidates</text:span>»</text:p>
            <text:p text:style-name="P5">Во внутренней базе существуют кандидаты</text:p>
          </table:table-cell>
        </table:table-row>
        <table:table-row>
          <table:table-cell table:style-name="Таблица15.A2" office:value-type="string">
            <text:p text:style-name="P3">When</text:p>
          </table:table-cell>
          <table:table-cell table:style-name="Таблица15.B2" office:value-type="string">
            <text:p text:style-name="P4">Я выбираю внутреннюю базу кандидатов в списке источников </text:p>
            <text:p text:style-name="P4">И ввожу нижнюю границу возраста кандидатов в поле <text:span text:style-name="T3">«From»</text:span></text:p>
            <text:p text:style-name="P4">И ввожу верхнюю границу возраста кандидатов в поле <text:span text:style-name="T3">«To», </text:span>нижняя граница <text:span text:style-name="T3">&lt; </text:span>верхняя граница</text:p>
            <text:p text:style-name="P2">И нажимаю <text:span text:style-name="T1">на</text:span> кнопку «Search»</text:p>
          </table:table-cell>
        </table:table-row>
        <table:table-row>
          <table:table-cell table:style-name="Таблица15.A2" office:value-type="string">
            <text:p text:style-name="P3">Then </text:p>
          </table:table-cell>
          <table:table-cell table:style-name="Таблица15.B2" office:value-type="string">
            <text:p text:style-name="P4">В таблице отображаются только кандидаты<text:span text:style-name="T3"> </text:span>возраста, равного нижней границе и больше, но меньше либо равного верхней границе</text:p>
          </table:table-cell>
        </table:table-row>
      </table:table>
      <text:p text:style-name="Standard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">Scenario </text:p>
          </table:table-cell>
          <table:table-cell table:style-name="Таблица16.B1" office:value-type="string">
            <text:p text:style-name="P3"><text:s/><text:span text:style-name="T1">1.8.</text:span>2</text:p>
          </table:table-cell>
        </table:table-row>
        <table:table-row>
          <table:table-cell table:style-name="Таблица16.A2" office:value-type="string">
            <text:p text:style-name="P3">Name</text:p>
          </table:table-cell>
          <table:table-cell table:style-name="Таблица16.B2" office:value-type="string">
            <text:p text:style-name="P3">Search candidates in the inner base: age from &gt; to (candidates exist)</text:p>
          </table:table-cell>
        </table:table-row>
        <table:table-row>
          <table:table-cell table:style-name="Таблица16.A2" office:value-type="string">
            <text:p text:style-name="P2"><text:span text:style-name="T2">Given</text:span> </text:p>
          </table:table-cell>
          <table:table-cell table:style-name="Таблица16.B2" office:value-type="string">
            <text:p text:style-name="P5">Я на странице «<text:span text:style-name="T3">Candidates</text:span>»</text:p>
            <text:p text:style-name="P5">Во внутренней базе существуют кандидаты</text:p>
          </table:table-cell>
        </table:table-row>
        <table:table-row>
          <table:table-cell table:style-name="Таблица16.A2" office:value-type="string">
            <text:p text:style-name="P3">When</text:p>
          </table:table-cell>
          <table:table-cell table:style-name="Таблица16.B2" office:value-type="string">
            <text:p text:style-name="P4">Я выбираю внутреннюю базу кандидатов в списке источников </text:p>
            <text:p text:style-name="P4">И ввожу нижнюю границу возраста кандидатов в поле <text:span text:style-name="T3">«From»</text:span></text:p>
            <text:p text:style-name="P4">И ввожу верхнюю границу возраста кандидатов в поле <text:span text:style-name="T3">«To», </text:span>нижняя граница <text:span text:style-name="T3">&gt;</text:span> верхняя граница</text:p>
            <text:p text:style-name="P2">И нажимаю <text:span text:style-name="T1">на </text:span>кнопку «Search»</text:p>
          </table:table-cell>
        </table:table-row>
        <table:table-row>
          <table:table-cell table:style-name="Таблица16.A2" office:value-type="string">
            <text:p text:style-name="P3">Then </text:p>
          </table:table-cell>
          <table:table-cell table:style-name="Таблица16.B2" office:value-type="string">
            <text:p text:style-name="P4">Значения в полях <text:span text:style-name="T3">«From» </text:span>и <text:span text:style-name="T3">«To» </text:span>меняются местами таким образом, чтобы нижняя граница была меньше верхней границы</text:p>
            <text:p text:style-name="P4">И в таблице отображаются только кандидаты<text:span text:style-name="T3"> </text:span>возраста, равного нижней границе и больше, но меньше либо равного верхней границе</text:p>
          </table:table-cell>
        </table:table-row>
      </table:table>
      <text:p text:style-name="Standard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3">Scenario </text:p>
          </table:table-cell>
          <table:table-cell table:style-name="Таблица20.B1" office:value-type="string">
            <text:p text:style-name="P3"><text:s/><text:span text:style-name="T1">1.8.3</text:span></text:p>
          </table:table-cell>
        </table:table-row>
        <table:table-row>
          <table:table-cell table:style-name="Таблица20.A2" office:value-type="string">
            <text:p text:style-name="P3">Name</text:p>
          </table:table-cell>
          <table:table-cell table:style-name="Таблица20.B2" office:value-type="string">
            <text:p text:style-name="P3">Search candidates in the inner base: age from <text:s/>(candidates exist)</text:p>
          </table:table-cell>
        </table:table-row>
        <table:table-row>
          <table:table-cell table:style-name="Таблица20.A2" office:value-type="string">
            <text:p text:style-name="P2"><text:span text:style-name="T2">Given</text:span> </text:p>
          </table:table-cell>
          <table:table-cell table:style-name="Таблица20.B2" office:value-type="string">
            <text:p text:style-name="P5">Я на странице «<text:span text:style-name="T3">Candidates</text:span>»</text:p>
            <text:p text:style-name="P5">Во внутренней базе существуют кандидаты</text:p>
          </table:table-cell>
        </table:table-row>
        <table:table-row>
          <table:table-cell table:style-name="Таблица20.A2" office:value-type="string">
            <text:p text:style-name="P3">When</text:p>
          </table:table-cell>
          <table:table-cell table:style-name="Таблица20.B2" office:value-type="string">
            <text:p text:style-name="P4">Я выбираю внутреннюю базу кандидатов в списке источников </text:p>
            <text:p text:style-name="P4">И ввожу нижнюю границу возраста кандидатов в поле <text:span text:style-name="T3">«From»</text:span></text:p>
            <text:p text:style-name="P2">И нажимаю <text:span text:style-name="T1">на</text:span> кнопку «Search»</text:p>
          </table:table-cell>
        </table:table-row>
        <table:table-row>
          <table:table-cell table:style-name="Таблица20.A2" office:value-type="string">
            <text:p text:style-name="P3">Then </text:p>
          </table:table-cell>
          <table:table-cell table:style-name="Таблица20.B2" office:value-type="string">
            <text:p text:style-name="P4">В таблице отображаются только кандидаты<text:span text:style-name="T3"> </text:span>возраста, равного нижней границе и больше</text:p>
          </table:table-cell>
        </table:table-row>
      </table:table>
      <text:p text:style-name="Standard"/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3">Scenario </text:p>
          </table:table-cell>
          <table:table-cell table:style-name="Таблица21.B1" office:value-type="string">
            <text:p text:style-name="P3"><text:s/><text:span text:style-name="T1">1.8.4</text:span></text:p>
          </table:table-cell>
        </table:table-row>
        <text:soft-page-break/>
        <table:table-row>
          <table:table-cell table:style-name="Таблица21.A2" office:value-type="string">
            <text:p text:style-name="P3">Name</text:p>
          </table:table-cell>
          <table:table-cell table:style-name="Таблица21.B2" office:value-type="string">
            <text:p text:style-name="P3">Search candidates in the inner base: age to <text:s/>(candidates exist)</text:p>
          </table:table-cell>
        </table:table-row>
        <table:table-row>
          <table:table-cell table:style-name="Таблица21.A2" office:value-type="string">
            <text:p text:style-name="P2"><text:span text:style-name="T2">Given</text:span> </text:p>
          </table:table-cell>
          <table:table-cell table:style-name="Таблица21.B2" office:value-type="string">
            <text:p text:style-name="P5">Я на странице «<text:span text:style-name="T3">Candidates</text:span>»</text:p>
            <text:p text:style-name="P5">Во внутренней базе существуют кандидаты</text:p>
          </table:table-cell>
        </table:table-row>
        <table:table-row>
          <table:table-cell table:style-name="Таблица21.A2" office:value-type="string">
            <text:p text:style-name="P3">When</text:p>
          </table:table-cell>
          <table:table-cell table:style-name="Таблица21.B2" office:value-type="string">
            <text:p text:style-name="P4">Я выбираю внутреннюю базу кандидатов в списке источников </text:p>
            <text:p text:style-name="P4">И ввожу верхнюю границу возраста кандидатов в поле <text:span text:style-name="T3">«To»</text:span></text:p>
            <text:p text:style-name="P2">И нажимаю<text:span text:style-name="T1"> на</text:span> кнопку «Search»</text:p>
          </table:table-cell>
        </table:table-row>
        <table:table-row>
          <table:table-cell table:style-name="Таблица21.A2" office:value-type="string">
            <text:p text:style-name="P3">Then </text:p>
          </table:table-cell>
          <table:table-cell table:style-name="Таблица21.B2" office:value-type="string">
            <text:p text:style-name="P4">В таблице отображаются только кандидаты<text:span text:style-name="T3"> </text:span>возраста, равного верхней границе и меньше</text:p>
          </table:table-cell>
        </table:table-row>
      </table:table>
      <text:p text:style-name="Standard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3">Scenario </text:p>
          </table:table-cell>
          <table:table-cell table:style-name="Таблица17.B1" office:value-type="string">
            <text:p text:style-name="P3"><text:s/><text:span text:style-name="T1">1.9</text:span></text:p>
          </table:table-cell>
        </table:table-row>
        <table:table-row>
          <table:table-cell table:style-name="Таблица17.A2" office:value-type="string">
            <text:p text:style-name="P3">Name</text:p>
          </table:table-cell>
          <table:table-cell table:style-name="Таблица17.B2" office:value-type="string">
            <text:p text:style-name="P3">Search candidates in the inner base: experience (candidates exist)</text:p>
          </table:table-cell>
        </table:table-row>
        <table:table-row>
          <table:table-cell table:style-name="Таблица17.A2" office:value-type="string">
            <text:p text:style-name="P2"><text:span text:style-name="T2">Given</text:span> </text:p>
          </table:table-cell>
          <table:table-cell table:style-name="Таблица17.B2" office:value-type="string">
            <text:p text:style-name="P5">Я на странице «<text:span text:style-name="T3">Candidates</text:span>»</text:p>
            <text:p text:style-name="P5">Во внутренней базе существуют кандидаты</text:p>
          </table:table-cell>
        </table:table-row>
        <table:table-row>
          <table:table-cell table:style-name="Таблица17.A2" office:value-type="string">
            <text:p text:style-name="P3">When</text:p>
          </table:table-cell>
          <table:table-cell table:style-name="Таблица17.B2" office:value-type="string">
            <text:p text:style-name="P4">Я выбираю внутреннюю базу кандидатов в списке источников </text:p>
            <text:p text:style-name="P4"><text:span text:style-name="T3">И ввожу опыт, </text:span>с которым существуют кандидаты в базе,<text:span text:style-name="T3"> в </text:span>поле <text:span text:style-name="T3">«Experience»</text:span></text:p>
            <text:p text:style-name="P2">И нажимаю <text:span text:style-name="T1">на</text:span> кнопку «Search»</text:p>
          </table:table-cell>
        </table:table-row>
        <table:table-row>
          <table:table-cell table:style-name="Таблица17.A2" office:value-type="string">
            <text:p text:style-name="P3">Then </text:p>
          </table:table-cell>
          <table:table-cell table:style-name="Таблица17.B2" office:value-type="string">
            <text:p text:style-name="P4">В таблице отображаются только кандидаты, соответствующие введенному параметру <text:span text:style-name="T3">«Experience»</text:span></text:p>
          </table:table-cell>
        </table:table-row>
      </table:table>
      <text:p text:style-name="Standard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3">Scenario </text:p>
          </table:table-cell>
          <table:table-cell table:style-name="Таблица18.B1" office:value-type="string">
            <text:p text:style-name="P3"><text:s/><text:span text:style-name="T1">1.10</text:span></text:p>
          </table:table-cell>
        </table:table-row>
        <table:table-row>
          <table:table-cell table:style-name="Таблица18.A2" office:value-type="string">
            <text:p text:style-name="P3">Name</text:p>
          </table:table-cell>
          <table:table-cell table:style-name="Таблица18.B2" office:value-type="string">
            <text:p text:style-name="P3">Search candidates in the inner base: salary (candidates exist)</text:p>
          </table:table-cell>
        </table:table-row>
        <table:table-row>
          <table:table-cell table:style-name="Таблица18.A2" office:value-type="string">
            <text:p text:style-name="P2"><text:span text:style-name="T2">Given</text:span> </text:p>
          </table:table-cell>
          <table:table-cell table:style-name="Таблица18.B2" office:value-type="string">
            <text:p text:style-name="P5">Я на странице «<text:span text:style-name="T3">Candidates</text:span>»</text:p>
            <text:p text:style-name="P5">Во внутренней базе существуют кандидаты</text:p>
          </table:table-cell>
        </table:table-row>
        <table:table-row>
          <table:table-cell table:style-name="Таблица18.A2" office:value-type="string">
            <text:p text:style-name="P3">When</text:p>
          </table:table-cell>
          <table:table-cell table:style-name="Таблица18.B2" office:value-type="string">
            <text:p text:style-name="P4">Я выбираю внутреннюю базу кандидатов в списке источников </text:p>
            <text:p text:style-name="P4"><text:span text:style-name="T3">И ввожу з</text:span>арплату, с которой существуют<text:span text:style-name="T3"> кандидат</text:span>ы в базе,<text:span text:style-name="T3"> в </text:span>поле <text:span text:style-name="T3">«Salary»</text:span></text:p>
            <text:p text:style-name="P2">И нажимаю <text:span text:style-name="T1">на</text:span> кнопку «Search»</text:p>
          </table:table-cell>
        </table:table-row>
        <table:table-row>
          <table:table-cell table:style-name="Таблица18.A2" office:value-type="string">
            <text:p text:style-name="P3">Then </text:p>
          </table:table-cell>
          <table:table-cell table:style-name="Таблица18.B2" office:value-type="string">
            <text:p text:style-name="P4">В таблице отображаются только кандидаты, соответствующие введенному параметру <text:span text:style-name="T3">«Salary»</text:span></text:p>
          </table:table-cell>
        </table:table-row>
      </table:table>
      <text:p text:style-name="Standard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3">Scenario </text:p>
          </table:table-cell>
          <table:table-cell table:style-name="Таблица19.B1" office:value-type="string">
            <text:p text:style-name="P3"><text:s/><text:span text:style-name="T1">1.1</text:span>1</text:p>
          </table:table-cell>
        </table:table-row>
        <table:table-row>
          <table:table-cell table:style-name="Таблица19.A2" office:value-type="string">
            <text:p text:style-name="P3">Name</text:p>
          </table:table-cell>
          <table:table-cell table:style-name="Таблица19.B2" office:value-type="string">
            <text:p text:style-name="P3">Search candidates in the inner base: language (candidates exist)</text:p>
          </table:table-cell>
        </table:table-row>
        <table:table-row>
          <table:table-cell table:style-name="Таблица19.A2" office:value-type="string">
            <text:p text:style-name="P2"><text:span text:style-name="T2">Given</text:span> </text:p>
          </table:table-cell>
          <table:table-cell table:style-name="Таблица19.B2" office:value-type="string">
            <text:p text:style-name="P5">Я на странице «<text:span text:style-name="T3">Candidates</text:span>»</text:p>
            <text:p text:style-name="P5">Во внутренней базе существуют кандидаты</text:p>
          </table:table-cell>
        </table:table-row>
        <table:table-row>
          <table:table-cell table:style-name="Таблица19.A2" office:value-type="string">
            <text:p text:style-name="P3">When</text:p>
          </table:table-cell>
          <table:table-cell table:style-name="Таблица19.B2" office:value-type="string">
            <text:p text:style-name="P4">Я выбираю внутреннюю базу кандидатов в списке источников </text:p>
            <text:p text:style-name="P2">И выбираю язык кандидата в выпадающем списке «Languages»</text:p>
            <text:p text:style-name="P2">И нажимаю кнопку «Search»</text:p>
          </table:table-cell>
        </table:table-row>
        <table:table-row>
          <table:table-cell table:style-name="Таблица19.A2" office:value-type="string">
            <text:p text:style-name="P3">Then </text:p>
          </table:table-cell>
          <table:table-cell table:style-name="Таблица19.B2" office:value-type="string">
            <text:p text:style-name="P4">В таблице отображаются только кандидаты, соответствующие выбранному языку</text:p>
          </table:table-cell>
        </table:table-row>
      </table:table>
      <text:p text:style-name="Standard"/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3">Scenario </text:p>
          </table:table-cell>
          <table:table-cell table:style-name="Таблица22.B1" office:value-type="string">
            <text:p text:style-name="P3"><text:s/><text:span text:style-name="T1">1.12</text:span></text:p>
          </table:table-cell>
        </table:table-row>
        <table:table-row>
          <table:table-cell table:style-name="Таблица22.A2" office:value-type="string">
            <text:p text:style-name="P3">Name</text:p>
          </table:table-cell>
          <table:table-cell table:style-name="Таблица22.B2" office:value-type="string">
            <text:p text:style-name="P3">Search candidates in the inner base: empty fields</text:p>
          </table:table-cell>
        </table:table-row>
        <table:table-row>
          <table:table-cell table:style-name="Таблица22.A2" office:value-type="string">
            <text:p text:style-name="P2"><text:span text:style-name="T2">Given</text:span> </text:p>
          </table:table-cell>
          <table:table-cell table:style-name="Таблица22.B2" office:value-type="string">
            <text:p text:style-name="P5">Я на странице «<text:span text:style-name="T3">Candidates</text:span>»</text:p>
            <text:p text:style-name="P5"><text:soft-page-break/>Во внутренней базе существуют кандидаты</text:p>
          </table:table-cell>
        </table:table-row>
        <table:table-row>
          <table:table-cell table:style-name="Таблица22.A2" office:value-type="string">
            <text:p text:style-name="P3">When</text:p>
          </table:table-cell>
          <table:table-cell table:style-name="Таблица22.B2" office:value-type="string">
            <text:p text:style-name="P4">Я выбираю внутреннюю базу кандидатов в списке источников </text:p>
            <text:p text:style-name="P2">И нажимаю кнопку «Search»</text:p>
          </table:table-cell>
        </table:table-row>
        <table:table-row>
          <table:table-cell table:style-name="Таблица22.A2" office:value-type="string">
            <text:p text:style-name="P3">Then </text:p>
          </table:table-cell>
          <table:table-cell table:style-name="Таблица22.B2" office:value-type="string">
            <text:p text:style-name="P4">В таблице отображаются только кандидаты из внутренней базы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">Scenario </text:p>
          </table:table-cell>
          <table:table-cell table:style-name="Таблица3.B1" office:value-type="string">
            <text:p text:style-name="P3"><text:s/><text:span text:style-name="T1">2</text:span></text:p>
          </table:table-cell>
        </table:table-row>
        <table:table-row>
          <table:table-cell table:style-name="Таблица3.A2" office:value-type="string">
            <text:p text:style-name="P3">Name</text:p>
          </table:table-cell>
          <table:table-cell table:style-name="Таблица3.B2" office:value-type="string">
            <text:p text:style-name="P3">Search candidates in the outer sources (candidates exist)</text:p>
          </table:table-cell>
        </table:table-row>
        <table:table-row>
          <table:table-cell table:style-name="Таблица3.A2" office:value-type="string">
            <text:p text:style-name="P2"><text:span text:style-name="T2">Given</text:span> </text:p>
          </table:table-cell>
          <table:table-cell table:style-name="Таблица3.B2" office:value-type="string">
            <text:p text:style-name="P5">Я на странице «<text:span text:style-name="T3">Candidates</text:span>»</text:p>
          </table:table-cell>
        </table:table-row>
        <table:table-row>
          <table:table-cell table:style-name="Таблица3.A2" office:value-type="string">
            <text:p text:style-name="P3">When</text:p>
          </table:table-cell>
          <table:table-cell table:style-name="Таблица3.B2" office:value-type="string">
            <text:p text:style-name="P4">Я выбираю один из внешних источников кандидатов в списке источников </text:p>
            <text:p text:style-name="P4">И ввожу название технологии или позицию в поле <text:span text:style-name="T3">«Technology or position»</text:span></text:p>
            <text:p text:style-name="P4">И ввожу имя и фамилию кандидата в поле <text:span text:style-name="T3">«Full name»</text:span></text:p>
            <text:p text:style-name="P4">И выбираю город в выпадающем списке <text:span text:style-name="T3">«Location»</text:span></text:p>
            <text:p text:style-name="P6">И выбираю направление в выпадающем списке «Industry»</text:p>
            <text:p text:style-name="P4">И выбираю пол кандидата </text:p>
            <text:p text:style-name="P4">И ввожу корректные нижнюю и верхнюю границы возраста кандидатов (нижняя граница <text:span text:style-name="T3">&lt; </text:span>верхняя граница)</text:p>
            <text:p text:style-name="P4">И ввожу опыт кандидата</text:p>
            <text:p text:style-name="P4">И ввожу зарплату</text:p>
            <text:p text:style-name="P4">И выбираю язык кандидата в выпадающем списке <text:span text:style-name="T3">«Languages»</text:span></text:p>
            <text:p text:style-name="P2">И нажимаю кнопку «Search»</text:p>
          </table:table-cell>
        </table:table-row>
        <table:table-row>
          <table:table-cell table:style-name="Таблица3.A2" office:value-type="string">
            <text:p text:style-name="P3">Then </text:p>
          </table:table-cell>
          <table:table-cell table:style-name="Таблица3.B2" office:value-type="string">
            <text:p text:style-name="P4">В таблице отображаются только кандидаты из внешних источников, удовлетворяющие введенным параметрам</text:p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">Scenario </text:p>
          </table:table-cell>
          <table:table-cell table:style-name="Таблица4.B1" office:value-type="string">
            <text:p text:style-name="P3"><text:s/><text:span text:style-name="T1">2.1</text:span></text:p>
          </table:table-cell>
        </table:table-row>
        <table:table-row>
          <table:table-cell table:style-name="Таблица4.A2" office:value-type="string">
            <text:p text:style-name="P3">Name</text:p>
          </table:table-cell>
          <table:table-cell table:style-name="Таблица4.B2" office:value-type="string">
            <text:p text:style-name="P3">Search candidates in the outer sources (candidates don't exist)</text:p>
          </table:table-cell>
        </table:table-row>
        <table:table-row>
          <table:table-cell table:style-name="Таблица4.A2" office:value-type="string">
            <text:p text:style-name="P2"><text:span text:style-name="T2">Given</text:span> </text:p>
          </table:table-cell>
          <table:table-cell table:style-name="Таблица4.B2" office:value-type="string">
            <text:p text:style-name="P5">Я на странице «<text:span text:style-name="T3">Candidates</text:span>» </text:p>
          </table:table-cell>
        </table:table-row>
        <table:table-row>
          <table:table-cell table:style-name="Таблица4.A2" office:value-type="string">
            <text:p text:style-name="P3">When</text:p>
          </table:table-cell>
          <table:table-cell table:style-name="Таблица4.B2" office:value-type="string">
            <text:p text:style-name="P4">Я выбираю внешние источники кандидатов в списке источников </text:p>
            <text:p text:style-name="P4">И ввожу название технологии или позицию кандидата в поле <text:span text:style-name="T3">«Technology or position»</text:span></text:p>
            <text:p text:style-name="P4">И ввожу имя и фамилию пользователя, не существующего в базе кандидатов, в поле <text:span text:style-name="T3">«Full name»</text:span></text:p>
            <text:p text:style-name="P4">И выбираю город в выпадающем списке <text:span text:style-name="T3">«Location»</text:span></text:p>
            <text:p text:style-name="P6">И выбираю направление в выпадающем списке «<text:span text:style-name="T3">Industry</text:span>»</text:p>
            <text:p text:style-name="P4">И выбираю пол кандидата </text:p>
            <text:p text:style-name="P4">И ввожу нижнюю и верхнюю границы возраста кандидатов</text:p>
            <text:p text:style-name="P4">И ввожу опыт, с которым не существуют кандидаты в базе </text:p>
            <text:p text:style-name="P4">И ввожу зарплату, с которой не существуют кандидаты в базе</text:p>
            <text:p text:style-name="P4">И выбираю язык кандидата в выпадающем списке <text:span text:style-name="T3">«Languages»</text:span></text:p>
            <text:p text:style-name="P4"><text:span text:style-name="T3">И </text:span><text:span text:style-name="T4">нажимаю кнопку</text:span><text:span text:style-name="T3"> «Search»</text:span></text:p>
          </table:table-cell>
        </table:table-row>
        <table:table-row>
          <table:table-cell table:style-name="Таблица4.A2" office:value-type="string">
            <text:p text:style-name="P3">Then </text:p>
          </table:table-cell>
          <table:table-cell table:style-name="Таблица4.B2" office:value-type="string">
            <text:p text:style-name="P6">В таблице не отображаются кандидаты</text:p>
          </table:table-cell>
        </table:table-row>
      </table:table>
      <text:p text:style-name="Standard"/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3">Scenario </text:p>
          </table:table-cell>
          <table:table-cell table:style-name="Таблица23.B1" office:value-type="string">
            <text:p text:style-name="P3"><text:s/><text:span text:style-name="T1">2.2</text:span></text:p>
          </table:table-cell>
        </table:table-row>
        <table:table-row>
          <table:table-cell table:style-name="Таблица23.A2" office:value-type="string">
            <text:p text:style-name="P3">Name</text:p>
          </table:table-cell>
          <table:table-cell table:style-name="Таблица23.B2" office:value-type="string">
            <text:p text:style-name="P3">Search candidates in the outer sources: empty fields</text:p>
          </table:table-cell>
        </table:table-row>
        <table:table-row>
          <table:table-cell table:style-name="Таблица23.A2" office:value-type="string">
            <text:p text:style-name="P2"><text:span text:style-name="T2">Given</text:span> </text:p>
          </table:table-cell>
          <table:table-cell table:style-name="Таблица23.B2" office:value-type="string">
            <text:p text:style-name="P5">Я на странице «<text:span text:style-name="T3">Candidates</text:span>»</text:p>
            <text:p text:style-name="P5">Во внешних базах существуют кандидаты</text:p>
          </table:table-cell>
        </table:table-row>
        <text:soft-page-break/>
        <table:table-row>
          <table:table-cell table:style-name="Таблица23.A2" office:value-type="string">
            <text:p text:style-name="P3">When</text:p>
          </table:table-cell>
          <table:table-cell table:style-name="Таблица23.B2" office:value-type="string">
            <text:p text:style-name="P4">Я выбираю внешний источник кандидатов в списке всех источников </text:p>
            <text:p text:style-name="P2">И нажимаю кнопку «Search»</text:p>
          </table:table-cell>
        </table:table-row>
        <table:table-row>
          <table:table-cell table:style-name="Таблица23.A2" office:value-type="string">
            <text:p text:style-name="P3">Then </text:p>
          </table:table-cell>
          <table:table-cell table:style-name="Таблица23.B2" office:value-type="string">
            <text:p text:style-name="P4">В таблице отображаются только кандидаты из внешнего источника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3">Scenario </text:p>
          </table:table-cell>
          <table:table-cell table:style-name="Таблица5.B1" office:value-type="float" office:value="3">
            <text:p text:style-name="P7">3</text:p>
          </table:table-cell>
        </table:table-row>
        <table:table-row>
          <table:table-cell table:style-name="Таблица5.A2" office:value-type="string">
            <text:p text:style-name="P3">Name</text:p>
          </table:table-cell>
          <table:table-cell table:style-name="Таблица5.B2" office:value-type="string">
            <text:p text:style-name="P3">Attach candidate from inner base to the vacancy </text:p>
          </table:table-cell>
        </table:table-row>
        <table:table-row>
          <table:table-cell table:style-name="Таблица5.A2" office:value-type="string">
            <text:p text:style-name="P2"><text:span text:style-name="T2">Given</text:span> </text:p>
          </table:table-cell>
          <table:table-cell table:style-name="Таблица5.B2" office:value-type="string">
            <text:p text:style-name="P5">Я на странице «<text:span text:style-name="T3">Candidates</text:span>»</text:p>
            <text:p text:style-name="P5">И выполнен сценарий 1</text:p>
          </table:table-cell>
        </table:table-row>
        <table:table-row>
          <table:table-cell table:style-name="Таблица5.A2" office:value-type="string">
            <text:p text:style-name="P3">When</text:p>
          </table:table-cell>
          <table:table-cell table:style-name="Таблица5.B2" office:value-type="string">
            <text:p text:style-name="P4">Я выбираю вакансию в выпадающем списке <text:span text:style-name="T3">«Open vacancies»</text:span></text:p>
            <text:p text:style-name="P4">И выбираю чекбоксы напротив кандидатов </text:p>
            <text:p text:style-name="P4">И нажимаю кнопку <text:span text:style-name="T3">«Add to vacancy»</text:span></text:p>
          </table:table-cell>
        </table:table-row>
        <table:table-row>
          <table:table-cell table:style-name="Таблица5.A2" office:value-type="string">
            <text:p text:style-name="P3">Then </text:p>
          </table:table-cell>
          <table:table-cell table:style-name="Таблица5.B2" office:value-type="string">
            <text:p text:style-name="P4">Выбранные кандидаты прикрепляются к выбранной вакансии </text:p>
          </table:table-cell>
        </table:table-row>
      </table:table>
      <text:p text:style-name="Standard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">Scenario </text:p>
          </table:table-cell>
          <table:table-cell table:style-name="Таблица6.B1" office:value-type="float" office:value="4">
            <text:p text:style-name="P7">4</text:p>
          </table:table-cell>
        </table:table-row>
        <table:table-row>
          <table:table-cell table:style-name="Таблица6.A2" office:value-type="string">
            <text:p text:style-name="P3">Name</text:p>
          </table:table-cell>
          <table:table-cell table:style-name="Таблица6.B2" office:value-type="string">
            <text:p text:style-name="P3">Edit candidate</text:p>
          </table:table-cell>
        </table:table-row>
        <table:table-row>
          <table:table-cell table:style-name="Таблица6.A2" office:value-type="string">
            <text:p text:style-name="P2"><text:span text:style-name="T2">Given</text:span> </text:p>
          </table:table-cell>
          <table:table-cell table:style-name="Таблица6.B2" office:value-type="string">
            <text:p text:style-name="P5">Я на странице «<text:span text:style-name="T3">Candidates</text:span>»</text:p>
            <text:p text:style-name="P5">И выполнен сценарий 1</text:p>
          </table:table-cell>
        </table:table-row>
        <table:table-row>
          <table:table-cell table:style-name="Таблица6.A2" office:value-type="string">
            <text:p text:style-name="P3">When</text:p>
          </table:table-cell>
          <table:table-cell table:style-name="Таблица6.B2" office:value-type="string">
            <text:p text:style-name="P4">Я выбираю чекбокс напротив конкретного кандидата </text:p>
            <text:p text:style-name="P4">И нажимаю кнопку <text:span text:style-name="T3">«Edit candidate»</text:span></text:p>
          </table:table-cell>
        </table:table-row>
        <table:table-row>
          <table:table-cell table:style-name="Таблица6.A2" office:value-type="string">
            <text:p text:style-name="P3">Then </text:p>
          </table:table-cell>
          <table:table-cell table:style-name="Таблица6.B2" office:value-type="string">
            <text:p text:style-name="P4">Открывается страница профиля кандидата </text:p>
          </table:table-cell>
        </table:table-row>
      </table:table>
      <text:p text:style-name="Standard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">Scenario </text:p>
          </table:table-cell>
          <table:table-cell table:style-name="Таблица7.B1" office:value-type="float" office:value="5">
            <text:p text:style-name="P7">5</text:p>
          </table:table-cell>
        </table:table-row>
        <table:table-row>
          <table:table-cell table:style-name="Таблица7.A2" office:value-type="string">
            <text:p text:style-name="P3">Name</text:p>
          </table:table-cell>
          <table:table-cell table:style-name="Таблица7.B2" office:value-type="string">
            <text:p text:style-name="P3">Add candidate from outer source to the inner base</text:p>
          </table:table-cell>
        </table:table-row>
        <table:table-row>
          <table:table-cell table:style-name="Таблица7.A2" office:value-type="string">
            <text:p text:style-name="P2"><text:span text:style-name="T2">Given</text:span> </text:p>
          </table:table-cell>
          <table:table-cell table:style-name="Таблица7.B2" office:value-type="string">
            <text:p text:style-name="P5">Я на странице «<text:span text:style-name="T3">Candidates</text:span>»</text:p>
            <text:p text:style-name="P5">И выполнен сценарий 2</text:p>
          </table:table-cell>
        </table:table-row>
        <table:table-row>
          <table:table-cell table:style-name="Таблица7.A2" office:value-type="string">
            <text:p text:style-name="P3">When</text:p>
          </table:table-cell>
          <table:table-cell table:style-name="Таблица7.B2" office:value-type="string">
            <text:p text:style-name="P4">Я нажимаю кнопку <text:span text:style-name="T3">«Add candidate» </text:span>напротив кандидата из внешних источников</text:p>
          </table:table-cell>
        </table:table-row>
        <table:table-row>
          <table:table-cell table:style-name="Таблица7.A2" office:value-type="string">
            <text:p text:style-name="P3">Then </text:p>
          </table:table-cell>
          <table:table-cell table:style-name="Таблица7.B2" office:value-type="string">
            <text:p text:style-name="P4">Открывается страница создания нового кандидата</text:p>
            <text:p text:style-name="P4">И поля информации кандидата заполнены </text:p>
          </table:table-cell>
        </table:table-row>
      </table:table>
      <text:p text:style-name="Standard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3">Scenario </text:p>
          </table:table-cell>
          <table:table-cell table:style-name="Таблица8.B1" office:value-type="float" office:value="6">
            <text:p text:style-name="P7">6</text:p>
          </table:table-cell>
        </table:table-row>
        <table:table-row>
          <table:table-cell table:style-name="Таблица8.A2" office:value-type="string">
            <text:p text:style-name="P3">Name</text:p>
          </table:table-cell>
          <table:table-cell table:style-name="Таблица8.B2" office:value-type="string">
            <text:p text:style-name="P3">Candidates table: rows on page</text:p>
          </table:table-cell>
        </table:table-row>
        <table:table-row>
          <table:table-cell table:style-name="Таблица8.A2" office:value-type="string">
            <text:p text:style-name="P2"><text:span text:style-name="T2">Given</text:span> </text:p>
          </table:table-cell>
          <table:table-cell table:style-name="Таблица8.B2" office:value-type="string">
            <text:p text:style-name="P5">Я на странице «<text:span text:style-name="T3">Candidates</text:span>»</text:p>
            <text:p text:style-name="P5">И выполнен сценарий 1</text:p>
          </table:table-cell>
        </table:table-row>
        <table:table-row>
          <table:table-cell table:style-name="Таблица8.A2" office:value-type="string">
            <text:p text:style-name="P3">When</text:p>
          </table:table-cell>
          <table:table-cell table:style-name="Таблица8.B2" office:value-type="string">
            <text:p text:style-name="P4">Я выбираю количество строк таблицы в выпадающем списке <text:span text:style-name="T3">«Rows on page»</text:span></text:p>
          </table:table-cell>
        </table:table-row>
        <table:table-row>
          <table:table-cell table:style-name="Таблица8.A2" office:value-type="string">
            <text:p text:style-name="P3">Then </text:p>
          </table:table-cell>
          <table:table-cell table:style-name="Таблица8.B2" office:value-type="string">
            <text:p text:style-name="P4">В таблице отображается указанное количество строк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42M51S</meta:editing-duration>
    <meta:editing-cycles>12</meta:editing-cycles>
    <meta:generator>OpenOffice/4.1.2$Win32 OpenOffice.org_project/412m3$Build-9782</meta:generator>
    <dc:date>2016-03-22T16:07:13.92</dc:date>
    <dc:creator>Юлия Сидорук</dc:creator>
    <meta:document-statistic meta:table-count="23" meta:image-count="0" meta:object-count="0" meta:page-count="6" meta:paragraph-count="326" meta:word-count="1489" meta:character-count="10003"/>
    <meta:user-defined meta:name="Info 1"/>
    <meta:user-defined meta:name="Info 2"/>
    <meta:user-defined meta:name="Info 3"/>
    <meta:user-defined meta:name="Info 4"/>
  </office:meta>
</office:document-meta>
</file>